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so</text:p>
      <text:p text:style-name="Text_20_body">rem ipsum dolor sit amet, consectetur adipiscing elit. Vivamus in ultrices magna. Nunc eleifend egestas nibh non molestie. Mauris tempus, justo a aliquam iaculis, ante massa sodales mi, in aliquam nunc risus ultrices leo. Mauris ac sem ac lectus vulputate venenatis in a odio. Fusce nec finibus mauris. Class aptent taciti sociosqu ad litora torquent per conubia nostra, per inceptos </text:p>
      <text:p text:style-name="Text_20_body">Take a tour</text:p>
      <text:p text:style-name="Text_20_body">RETINA READY</text:p>
      <text:p text:style-name="Text_20_body">more info</text:p>
      <text:p text:style-name="Text_20_body">MOBILE READY </text:p>
      <text:p text:style-name="Text_20_body">Morbi commodo purus eu nisl placerat, nec posuere felis elementum. Etiam vestibulum tellus vitae dui tincidunt auctor. Nullam purus ligula, sodales et quam ut, consectetur egestas elit. Praesent at eros aliquam, dictum tellus sit amet, pellentesque ligula. Nunc id leo a risus euismod fermentum dictum at dui. Ut porta ullamcorper</text:p>
      <text:p text:style-name="Text_20_body">More info</text:p>
      <text:p text:style-name="Text_20_body">EASY LAYOUT</text:p>
      <text:p text:style-name="Text_20_body">nisl placerat, nec posuere felis elementum. Etiam vestibulum tellus vitae dui tincidunt auctor. Nullam purus ligula, sodales et quam ut, consectetur egestas elit. Praesent at eros aliquam, dictum tellus sit amet, pellentesque ligula. Nunc id leo a risus euismod fermentum dictum at dui. Ut porta ullamcorpe</text:p>
      <text:p text:style-name="Text_20_body">More info</text:p>
      <text:p text:style-name="Text_20_body">Copyright©Loso 2018</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k ARTAUD</meta:initial-creator>
    <meta:creation-date>2018-11-05T15:13:57</meta:creation-date>
    <meta:document-statistic meta:table-count="0" meta:image-count="0" meta:object-count="0" meta:page-count="1" meta:paragraph-count="12" meta:word-count="174" meta:character-count="1117"/>
    <dc:date>2018-11-05T15:25:39</dc:date>
    <dc:creator>Franck ARTAUD</dc:creator>
    <meta:editing-duration>PT11M44S</meta:editing-duration>
    <meta:editing-cycles>1</meta:editing-cycles>
    <meta:generator>OpenOffice/4.1.3$Unix OpenOffice.org_project/413m1$Build-9783</meta:generator>
  </office:meta>
</office:document-meta>
</file>